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0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 Blumenth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8, 1892</text:p>
      <text:p text:style-name="P5">Month<text:tab/><text:tab/><text:tab/><text:tab/><text:tab/><text:tab/>Jul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July 8, 1892/</text:p>
      <text:p text:style-name="P2">Dear Dr/</text:p>
      <text:p text:style-name="P2"><text:tab/>Enclosed receipt/ for Mrs F--I just hear/ from Dr Drachman that/ there is a virtual vacation/ at Seminary--I mention/ this, so that you may not/ come here &amp; find no one/ at School--Reports/ will be sent you/ next week--I shall/ be at Seminary on Tuesday/ next &amp; will then find out/ as to above &amp; its causes/ &amp;c/ Yours Sincerely/ Joseph Blumentha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2:46:50.54</meta:creation-date>
    <dc:date>2011-12-05T13:04:57.03</dc:date>
    <dc:creator>Penn Libraries</dc:creator>
    <meta:editing-duration>PT00H02M5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3" meta:word-count="232" meta:character-count="1616"/>
  </office:meta>
</office:document-meta>
</file>